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641F56561B3ED98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21cm, 8.878cm, 33.823cm, 11.6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399cm" svg:height="11.28cm" svg:x="0.601cm" svg:y="0.401cm">
          <draw:image xlink:href="Pictures/1000000000000BD000000FC0641F56561B3ED98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54:34.554602762</dc:date>
    <meta:editing-duration>PT2M3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